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6756in"/>
    </style:style>
    <style:style style:name="co2" style:family="table-column">
      <style:table-column-properties fo:break-before="auto" style:column-width="1.15in"/>
    </style:style>
    <style:style style:name="co3" style:family="table-column">
      <style:table-column-properties fo:break-before="auto" style:column-width="0.9252in"/>
    </style:style>
    <style:style style:name="co4" style:family="table-column">
      <style:table-column-properties fo:break-before="auto" style:column-width="0.9575in"/>
    </style:style>
    <style:style style:name="co5" style:family="table-column">
      <style:table-column-properties fo:break-before="auto" style:column-width="1.279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9008in"/>
    </style:style>
    <style:style style:name="co8" style:family="table-column">
      <style:table-column-properties fo:break-before="auto" style:column-width="1.1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  <style:style style:name="ce20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1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2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23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24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25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26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27" style:family="table-cell" style:parent-style-name="Pivot_20_Table_20_Value" style:data-style-name="N4">
      <style:table-cell-properties fo:border-bottom="none" fo:border-left="0.99pt solid #000000" fo:border-right="none" fo:border-top="0.99pt solid #000000"/>
    </style:style>
    <style:style style:name="ce28" style:family="table-cell" style:parent-style-name="Pivot_20_Table_20_Value" style:data-style-name="N4">
      <style:table-cell-properties fo:border-bottom="none" fo:border-left="0.99pt solid #000000" fo:border-right="none" fo:border-top="none"/>
    </style:style>
    <style:style style:name="ce29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30" style:family="table-cell" style:parent-style-name="Pivot_20_Table_20_Value" style:data-style-name="N0">
      <style:table-cell-properties fo:border-bottom="2.01pt solid #000000" fo:border-left="0.99pt solid #000000" fo:border-right="none" fo:border-top="none"/>
    </style:style>
    <style:style style:name="ce31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32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33" style:family="table-cell" style:parent-style-name="Pivot_20_Table_20_Value" style:data-style-name="N4">
      <style:table-cell-properties fo:border-bottom="none" fo:border-left="none" fo:border-right="2.01pt solid #000000" fo:border-top="0.99pt solid #000000"/>
    </style:style>
    <style:style style:name="ce34" style:family="table-cell" style:parent-style-name="Pivot_20_Table_20_Value" style:data-style-name="N4">
      <style:table-cell-properties fo:border-bottom="none" fo:border-left="none" fo:border-right="2.01pt solid #000000" fo:border-top="none"/>
    </style:style>
    <style:style style:name="ce35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36" style:family="table-cell" style:parent-style-name="Pivot_20_Table_20_Value" style:data-style-name="N0">
      <style:table-cell-properties fo:border-bottom="2.01pt solid #000000" fo:border-left="none" fo:border-right="2.01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o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# of connections</text:p>
          </table:table-cell>
          <table:table-cell office:value-type="string" calcext:value-type="string">
            <text:p>IO Size (GB)</text:p>
          </table:table-cell>
          <table:table-cell office:value-type="string" calcext:value-type="string">
            <text:p>Total Time (s)</text:p>
          </table:table-cell>
          <table:table-cell office:value-type="string" calcext:value-type="string">
            <text:p>Throughput (MB/s)</text:p>
          </table:table-cell>
        </table:table-row>
        <table:table-row table:style-name="ro1">
          <table:table-cell office:value-type="string" calcext:value-type="string">
            <text:p>Fri Mar 25 15:18:59 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92.612" calcext:value-type="float">
            <text:p>292.61</text:p>
          </table:table-cell>
          <table:table-cell table:formula="of:=[.C2]*1024/[.D2]" office:value-type="float" office:value="13.9980588629311" calcext:value-type="float">
            <text:p>14.00</text:p>
          </table:table-cell>
        </table:table-row>
        <table:table-row table:style-name="ro1">
          <table:table-cell office:value-type="string" calcext:value-type="string">
            <text:p>Fri Mar 25 15:24:02 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9.919" calcext:value-type="float">
            <text:p>259.92</text:p>
          </table:table-cell>
          <table:table-cell table:formula="of:=[.C3]*1024/[.D3]" office:value-type="float" office:value="15.7587556123254" calcext:value-type="float">
            <text:p>15.76</text:p>
          </table:table-cell>
        </table:table-row>
        <table:table-row table:style-name="ro1">
          <table:table-cell office:value-type="string" calcext:value-type="string">
            <text:p>Fri Mar 25 15:28:36 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20.618" calcext:value-type="float">
            <text:p>320.62</text:p>
          </table:table-cell>
          <table:table-cell table:formula="of:=[.C4]*1024/[.D4]" office:value-type="float" office:value="12.7753276484789" calcext:value-type="float">
            <text:p>12.78</text:p>
          </table:table-cell>
        </table:table-row>
        <table:table-row table:style-name="ro1">
          <table:table-cell office:value-type="string" calcext:value-type="string">
            <text:p>Fri Mar 25 15:34:09 202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84.749" calcext:value-type="float">
            <text:p>184.75</text:p>
          </table:table-cell>
          <table:table-cell table:formula="of:=[.C5]*1024/[.D5]" office:value-type="float" office:value="22.1706206799496" calcext:value-type="float">
            <text:p>22.17</text:p>
          </table:table-cell>
        </table:table-row>
        <table:table-row table:style-name="ro1">
          <table:table-cell office:value-type="string" calcext:value-type="string">
            <text:p>Fri Mar 25 15:37:27 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44.878" calcext:value-type="float">
            <text:p>344.88</text:p>
          </table:table-cell>
          <table:table-cell table:formula="of:=[.C6]*1024/[.D6]" office:value-type="float" office:value="11.876663631777" calcext:value-type="float">
            <text:p>11.88</text:p>
          </table:table-cell>
        </table:table-row>
        <table:table-row table:style-name="ro1">
          <table:table-cell office:value-type="string" calcext:value-type="string">
            <text:p>Fri Mar 25 15:43:16 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04.892" calcext:value-type="float">
            <text:p>304.89</text:p>
          </table:table-cell>
          <table:table-cell table:formula="of:=[.C7]*1024/[.D7]" office:value-type="float" office:value="13.4342652480223" calcext:value-type="float">
            <text:p>13.43</text:p>
          </table:table-cell>
        </table:table-row>
        <table:table-row table:style-name="ro1">
          <table:table-cell office:value-type="string" calcext:value-type="string">
            <text:p>Fri Mar 25 15:48:34 202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29.838" calcext:value-type="float">
            <text:p>329.84</text:p>
          </table:table-cell>
          <table:table-cell table:formula="of:=[.C8]*1024/[.D8]" office:value-type="float" office:value="12.4182174279495" calcext:value-type="float">
            <text:p>12.42</text:p>
          </table:table-cell>
        </table:table-row>
        <table:table-row table:style-name="ro1">
          <table:table-cell office:value-type="string" calcext:value-type="string">
            <text:p>Fri Mar 25 15:54:07 202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01.698" calcext:value-type="float">
            <text:p>301.70</text:p>
          </table:table-cell>
          <table:table-cell table:formula="of:=[.C9]*1024/[.D9]" office:value-type="float" office:value="13.5764903976825" calcext:value-type="float">
            <text:p>13.58</text:p>
          </table:table-cell>
        </table:table-row>
        <table:table-row table:style-name="ro1">
          <table:table-cell office:value-type="string" calcext:value-type="string">
            <text:p>Fri Mar 25 15:59:26 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10.138" calcext:value-type="float">
            <text:p>310.14</text:p>
          </table:table-cell>
          <table:table-cell table:formula="of:=[.C10]*1024/[.D10]" office:value-type="float" office:value="13.2070239699747" calcext:value-type="float">
            <text:p>13.21</text:p>
          </table:table-cell>
        </table:table-row>
        <table:table-row table:style-name="ro1">
          <table:table-cell office:value-type="string" calcext:value-type="string">
            <text:p>Fri Mar 25 16:04:44 202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95.144" calcext:value-type="float">
            <text:p>295.14</text:p>
          </table:table-cell>
          <table:table-cell table:formula="of:=[.C11]*1024/[.D11]" office:value-type="float" office:value="13.8779714308947" calcext:value-type="float">
            <text:p>13.88</text:p>
          </table:table-cell>
        </table:table-row>
        <table:table-row table:style-name="ro1">
          <table:table-cell office:value-type="string" calcext:value-type="string">
            <text:p>Fri Mar 25 16:09:47 202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5.806" calcext:value-type="float">
            <text:p>165.81</text:p>
          </table:table-cell>
          <table:table-cell table:formula="of:=[.C12]*1024/[.D12]" office:value-type="float" office:value="24.7035692315115" calcext:value-type="float">
            <text:p>24.70</text:p>
          </table:table-cell>
        </table:table-row>
        <table:table-row table:style-name="ro1">
          <table:table-cell office:value-type="string" calcext:value-type="string">
            <text:p>Fri Mar 25 16:12:36 202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46.596" calcext:value-type="float">
            <text:p>346.60</text:p>
          </table:table-cell>
          <table:table-cell table:formula="of:=[.C13]*1024/[.D13]" office:value-type="float" office:value="11.8177936271625" calcext:value-type="float">
            <text:p>11.82</text:p>
          </table:table-cell>
        </table:table-row>
        <table:table-row table:style-name="ro1">
          <table:table-cell office:value-type="string" calcext:value-type="string">
            <text:p>Fri Mar 25 16:18:39 202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29.495" calcext:value-type="float">
            <text:p>229.50</text:p>
          </table:table-cell>
          <table:table-cell table:formula="of:=[.C14]*1024/[.D14]" office:value-type="float" office:value="17.8478833961524" calcext:value-type="float">
            <text:p>17.85</text:p>
          </table:table-cell>
        </table:table-row>
        <table:table-row table:style-name="ro1">
          <table:table-cell office:value-type="string" calcext:value-type="string">
            <text:p>Fri Mar 25 16:22:42 202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89.369" calcext:value-type="float">
            <text:p>289.37</text:p>
          </table:table-cell>
          <table:table-cell table:formula="of:=[.C15]*1024/[.D15]" office:value-type="float" office:value="14.1549371218064" calcext:value-type="float">
            <text:p>14.15</text:p>
          </table:table-cell>
        </table:table-row>
        <table:table-row table:style-name="ro1">
          <table:table-cell office:value-type="string" calcext:value-type="string">
            <text:p>Fri Mar 25 16:27:46 202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47.774" calcext:value-type="float">
            <text:p>247.77</text:p>
          </table:table-cell>
          <table:table-cell table:formula="of:=[.C16]*1024/[.D16]" office:value-type="float" office:value="16.5311937491424" calcext:value-type="float">
            <text:p>16.53</text:p>
          </table:table-cell>
        </table:table-row>
        <table:table-row table:style-name="ro1">
          <table:table-cell office:value-type="string" calcext:value-type="string">
            <text:p>Fri Mar 25 16:32:04 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38.875" calcext:value-type="float">
            <text:p>238.88</text:p>
          </table:table-cell>
          <table:table-cell table:formula="of:=[.C17]*1024/[.D17]" office:value-type="float" office:value="17.1470434327577" calcext:value-type="float">
            <text:p>17.15</text:p>
          </table:table-cell>
        </table:table-row>
        <table:table-row table:style-name="ro1">
          <table:table-cell office:value-type="string" calcext:value-type="string">
            <text:p>Fri Mar 25 16:36:07 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63.51" calcext:value-type="float">
            <text:p>363.51</text:p>
          </table:table-cell>
          <table:table-cell table:formula="of:=[.C18]*1024/[.D18]" office:value-type="float" office:value="11.2679156006712" calcext:value-type="float">
            <text:p>11.27</text:p>
          </table:table-cell>
        </table:table-row>
        <table:table-row table:style-name="ro1">
          <table:table-cell office:value-type="string" calcext:value-type="string">
            <text:p>Fri Mar 25 16:42:26 202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3.329" calcext:value-type="float">
            <text:p>203.33</text:p>
          </table:table-cell>
          <table:table-cell table:formula="of:=[.C19]*1024/[.D19]" office:value-type="float" office:value="20.1446916081818" calcext:value-type="float">
            <text:p>20.14</text:p>
          </table:table-cell>
        </table:table-row>
        <table:table-row table:style-name="ro1">
          <table:table-cell office:value-type="string" calcext:value-type="string">
            <text:p>Fri Mar 25 16:45:59 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38.408" calcext:value-type="float">
            <text:p>238.41</text:p>
          </table:table-cell>
          <table:table-cell table:formula="of:=[.C20]*1024/[.D20]" office:value-type="float" office:value="17.1806315224321" calcext:value-type="float">
            <text:p>17.18</text:p>
          </table:table-cell>
        </table:table-row>
        <table:table-row table:style-name="ro1">
          <table:table-cell office:value-type="string" calcext:value-type="string">
            <text:p>Fri Mar 25 16:50:02 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09.662" calcext:value-type="float">
            <text:p>309.66</text:p>
          </table:table-cell>
          <table:table-cell table:formula="of:=[.C21]*1024/[.D21]" office:value-type="float" office:value="13.2273252772378" calcext:value-type="float">
            <text:p>13.23</text:p>
          </table:table-cell>
        </table:table-row>
        <table:table-row table:style-name="ro1" table:number-rows-repeated="104855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ivot Table_out_1" table:style-name="ta1">
        <table:table-column table:style-name="co7" table:default-cell-style-name="ce23"/>
        <table:table-column table:style-name="co8" table:default-cell-style-name="ce28"/>
        <table:table-column table:style-name="co6" table:default-cell-style-name="ce34"/>
        <table:table-row table:style-name="ro1">
          <table:table-cell table:style-name="ce20"/>
          <table:table-cell table:style-name="ce25" office:value-type="string" calcext:value-type="string">
            <text:p># of connections</text:p>
          </table:table-cell>
          <table:table-cell table:style-name="ce31"/>
        </table:table-row>
        <table:table-row table:style-name="ro1">
          <table:table-cell table:style-name="ce21" office:value-type="string" calcext:value-type="string">
            <text:p>Data</text:p>
          </table:table-cell>
          <table:table-cell table:style-name="ce26" office:value-type="float" office:value="4" calcext:value-type="float">
            <text:p>4</text:p>
          </table:table-cell>
          <table:table-cell table:style-name="ce32" office:value-type="float" office:value="8" calcext:value-type="float">
            <text:p>8</text:p>
          </table:table-cell>
        </table:table-row>
        <table:table-row table:style-name="ro1">
          <table:table-cell table:style-name="ce22" office:value-type="string" calcext:value-type="string">
            <text:p>Average - Total Time (s)</text:p>
          </table:table-cell>
          <table:table-cell table:style-name="ce27" office:value-type="float" office:value="259.3798" calcext:value-type="float">
            <text:p>259.38</text:p>
          </table:table-cell>
          <table:table-cell table:style-name="ce33" office:value-type="float" office:value="298.3512" calcext:value-type="float">
            <text:p>298.35</text:p>
          </table:table-cell>
        </table:table-row>
        <table:table-row table:style-name="ro1">
          <table:table-cell office:value-type="string" calcext:value-type="string">
            <text:p>StDev - Total Time (s)</text:p>
          </table:table-cell>
          <table:table-cell office:value-type="float" office:value="62.3926491927446" calcext:value-type="float">
            <text:p>62.39</text:p>
          </table:table-cell>
          <table:table-cell office:value-type="float" office:value="41.9741264743998" calcext:value-type="float">
            <text:p>41.97</text:p>
          </table:table-cell>
        </table:table-row>
        <table:table-row table:style-name="ro1">
          <table:table-cell office:value-type="string" calcext:value-type="string">
            <text:p>Average - Throughput (MB/s)</text:p>
          </table:table-cell>
          <table:table-cell office:value-type="float" office:value="16.7243368670433" calcext:value-type="float">
            <text:p>16.72</text:p>
          </table:table-cell>
          <table:table-cell office:value-type="float" office:value="13.9873010806608" calcext:value-type="float">
            <text:p>13.99</text:p>
          </table:table-cell>
        </table:table-row>
        <table:table-row table:style-name="ro1">
          <table:table-cell office:value-type="string" calcext:value-type="string">
            <text:p>StDev - Throughput (MB/s)</text:p>
          </table:table-cell>
          <table:table-cell office:value-type="float" office:value="4.39138074906527" calcext:value-type="float">
            <text:p>4.39</text:p>
          </table:table-cell>
          <table:table-cell office:value-type="float" office:value="2.05832913853196" calcext:value-type="float">
            <text:p>2.06</text:p>
          </table:table-cell>
        </table:table-row>
        <table:table-row table:style-name="ro1">
          <table:table-cell office:value-type="string" calcext:value-type="string">
            <text:p>Count - IO Size (GB)</text:p>
          </table:table-cell>
          <table:table-cell table:style-name="ce29" office:value-type="float" office:value="10" calcext:value-type="float">
            <text:p>10</text:p>
          </table:table-cell>
          <table:table-cell table:style-name="ce35" office:value-type="float" office:value="10" calcext:value-type="float">
            <text:p>10</text:p>
          </table:table-cell>
        </table:table-row>
        <table:table-row table:style-name="ro1">
          <table:table-cell table:style-name="ce24" office:value-type="string" calcext:value-type="string">
            <text:p>Sum - IO Size (GB)</text:p>
          </table:table-cell>
          <table:table-cell table:style-name="ce30" office:value-type="float" office:value="40" calcext:value-type="float">
            <text:p>40</text:p>
          </table:table-cell>
          <table:table-cell table:style-name="ce36" office:value-type="float" office:value="40" calcext:value-type="float">
            <text:p>40</text:p>
          </table:table-cell>
        </table:table-row>
      </table:table>
      <table:named-expressions/>
      <table:data-pilot-tables>
        <table:data-pilot-table table:name="DataPilot1" table:application-data="" table:target-range-address="'Pivot Table_out_1'.A1:'Pivot Table_out_1'.C8" table:buttons="'Pivot Table_out_1'.A2 'Pivot Table_out_1'.B1" table:grand-total="none" table:show-filter-button="false">
          <table:source-cell-range table:cell-range-address="out.A1:out.E21"/>
          <table:data-pilot-field table:source-field-name="# of connections" table:orientation="column" table:used-hierarchy="0" table:function="auto">
            <table:data-pilot-level table:show-empty="false" calcext:repeat-item-labels="false">
              <table:data-pilot-members>
                <table:data-pilot-member table:name="4" table:display="true" table:show-details="true"/>
                <table:data-pilot-member table:name="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 calcext:repeat-item-labels="false"/>
          </table:data-pilot-field>
          <table:data-pilot-field table:source-field-name="Total Time (s)" table:orientation="data" table:used-hierarchy="0" table:function="average">
            <table:data-pilot-level table:show-empty="false" calcext:repeat-item-labels="false">
              <table:data-pilot-members>
                <table:data-pilot-member table:name="165.81" table:display="true" table:show-details="true"/>
                <table:data-pilot-member table:name="184.75" table:display="true" table:show-details="true"/>
                <table:data-pilot-member table:name="203.33" table:display="true" table:show-details="true"/>
                <table:data-pilot-member table:name="229.50" table:display="true" table:show-details="true"/>
                <table:data-pilot-member table:name="238.41" table:display="true" table:show-details="true"/>
                <table:data-pilot-member table:name="238.88" table:display="true" table:show-details="true"/>
                <table:data-pilot-member table:name="247.77" table:display="true" table:show-details="true"/>
                <table:data-pilot-member table:name="259.92" table:display="true" table:show-details="true"/>
                <table:data-pilot-member table:name="289.37" table:display="true" table:show-details="true"/>
                <table:data-pilot-member table:name="292.61" table:display="true" table:show-details="true"/>
                <table:data-pilot-member table:name="295.14" table:display="true" table:show-details="true"/>
                <table:data-pilot-member table:name="301.70" table:display="true" table:show-details="true"/>
                <table:data-pilot-member table:name="304.89" table:display="true" table:show-details="true"/>
                <table:data-pilot-member table:name="309.66" table:display="true" table:show-details="true"/>
                <table:data-pilot-member table:name="310.14" table:display="true" table:show-details="true"/>
                <table:data-pilot-member table:name="320.62" table:display="true" table:show-details="true"/>
                <table:data-pilot-member table:name="329.84" table:display="true" table:show-details="true"/>
                <table:data-pilot-member table:name="344.88" table:display="true" table:show-details="true"/>
                <table:data-pilot-member table:name="346.60" table:display="true" table:show-details="true"/>
                <table:data-pilot-member table:name="363.5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 Time (s)" table:orientation="data" table:used-hierarchy="-1" table:function="stdev">
            <table:data-pilot-level calcext:repeat-item-labels="false"/>
          </table:data-pilot-field>
          <table:data-pilot-field table:source-field-name="Throughput (MB/s)" table:orientation="data" table:used-hierarchy="0" table:function="average">
            <table:data-pilot-level table:show-empty="false" calcext:repeat-item-labels="false">
              <table:data-pilot-members>
                <table:data-pilot-member table:name="11.27" table:display="true" table:show-details="true"/>
                <table:data-pilot-member table:name="11.82" table:display="true" table:show-details="true"/>
                <table:data-pilot-member table:name="11.88" table:display="true" table:show-details="true"/>
                <table:data-pilot-member table:name="12.42" table:display="true" table:show-details="true"/>
                <table:data-pilot-member table:name="12.78" table:display="true" table:show-details="true"/>
                <table:data-pilot-member table:name="13.21" table:display="true" table:show-details="true"/>
                <table:data-pilot-member table:name="13.23" table:display="true" table:show-details="true"/>
                <table:data-pilot-member table:name="13.43" table:display="true" table:show-details="true"/>
                <table:data-pilot-member table:name="13.58" table:display="true" table:show-details="true"/>
                <table:data-pilot-member table:name="13.88" table:display="true" table:show-details="true"/>
                <table:data-pilot-member table:name="14.00" table:display="true" table:show-details="true"/>
                <table:data-pilot-member table:name="14.15" table:display="true" table:show-details="true"/>
                <table:data-pilot-member table:name="15.76" table:display="true" table:show-details="true"/>
                <table:data-pilot-member table:name="16.53" table:display="true" table:show-details="true"/>
                <table:data-pilot-member table:name="17.15" table:display="true" table:show-details="true"/>
                <table:data-pilot-member table:name="17.18" table:display="true" table:show-details="true"/>
                <table:data-pilot-member table:name="17.85" table:display="true" table:show-details="true"/>
                <table:data-pilot-member table:name="20.14" table:display="true" table:show-details="true"/>
                <table:data-pilot-member table:name="22.17" table:display="true" table:show-details="true"/>
                <table:data-pilot-member table:name="24.7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hroughput (MB/s)" table:orientation="data" table:used-hierarchy="-1" table:function="stdev">
            <table:data-pilot-level calcext:repeat-item-labels="false"/>
          </table:data-pilot-field>
          <table:data-pilot-field table:source-field-name="IO Size (GB)" table:orientation="data" table:used-hierarchy="0" table:function="countnums">
            <table:data-pilot-level table:show-empty="false" calcext:repeat-item-labels="false">
              <table:data-pilot-members>
                <table:data-pilot-member table:name="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O Size (GB)" table:orientation="data" table:used-hierarchy="-1" table:function="sum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9">00/00/0000</text:date>, <text:time style:data-style-name="N2" text:time-value="09:53:11.81417151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03-29T11:07:30.855700243</dc:date>
    <meta:editing-duration>PT1H8M1S</meta:editing-duration>
    <meta:editing-cycles>2</meta:editing-cycles>
    <meta:generator>LibreOffice/7.2.4.1$MacOSX_X86_64 LibreOffice_project/27d75539669ac387bb498e35313b970b7fe9c4f9</meta:generator>
    <meta:document-statistic meta:table-count="2" meta:cell-count="127" meta:object-count="0"/>
  </office:meta>
</office:document-meta>
</file>